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4.52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526cm" svg:x="1.27cm" svg:y="6.269cm" presentation:class="title" presentation:user-transformed="true">
          <draw:text-box>
            <text:p text:style-name="P1">Comparison of Javascript and Java<text:line-break/></text:p>
          </draw:text-box>
        </draw:frame>
        <draw:frame draw:style-name="gr1" draw:text-style-name="P2" draw:layer="layout" svg:width="8.255cm" svg:height="2.54cm" svg:x="17.145cm" svg:y="15.24cm">
          <draw:text-box>
            <text:p text:style-name="P1"><text:span text:style-name="T1">MASANORI KAWAI</text:span></text:p>
            <text:p text:style-name="P1"><text:span text:style-name="T1">20</text:span><text:span text:style-name="T2">th</text:span><text:span text:style-name="T1"> July 20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Javascript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The original name is “Livescript”</text:p>
                <text:list>
                  <text:list-item>
                    <text:p text:style-name="P1">Netscape developed the original script</text:p>
                  </text:list-item>
                  <text:list-item>
                    <text:p text:style-name="P1">The aim is to provide the program ability in Website. </text:p>
                    <text:p text:style-name="P1"/>
                  </text:list-item>
                </text:list>
              </text:list-item>
              <text:list-item>
                <text:p text:style-name="P1">Netscape and Sun Microsystems co-operate the extend of it's language to support the object-oriented.</text:p>
                <text:list>
                  <text:list-item>
                    <text:p>Netscape changed the name to “Javascript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Jav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The prototype name is “OAK”</text:p>
                <text:list>
                  <text:list-item>
                    <text:p text:style-name="P1">Sun Microsystems developed.</text:p>
                  </text:list-item>
                  <text:list-item>
                    <text:p text:style-name="P1">The aim is to provide the object-oriented language on the multi-platform environment.</text:p>
                  </text:list-item>
                  <text:list-item>
                    <text:p text:style-name="P1">The basic language is derived from C++.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mparison of Java and Javascript</text:p>
          </draw:text-box>
        </draw:frame>
        <draw:frame presentation:style-name="pr4" draw:text-style-name="P4" draw:layer="layout" svg:width="25.199cm" svg:height="16.606cm" svg:x="1.4cm" svg:y="4.282cm" presentation:class="outline" presentation:user-transformed="true">
          <draw:text-box>
            <text:list text:style-name="L3">
              <text:list-item>
                <text:p text:style-name="P1">Same</text:p>
                <text:list>
                  <text:list-item>
                    <text:p>The case sensitive.</text:p>
                  </text:list-item>
                  <text:list-item>
                    <text:p><text:s/>if statement</text:p>
                  </text:list-item>
                  <text:list-item>
                    <text:p><text:s/>for statement</text:p>
                  </text:list-item>
                  <text:list-item>
                    <text:p><text:s/>for-each statement</text:p>
                  </text:list-item>
                  <text:list-item>
                    <text:p><text:s/>switch statement</text:p>
                  </text:list-item>
                  <text:list-item>
                    <text:p><text:s/>declare function</text:p>
                  </text:list-item>
                  <text:list-item>
                    <text:p><text:s/>comment statement</text:p>
                  </text:list-item>
                </text:list>
              </text:list-item>
              <text:list-item>
                <text:p>Different</text:p>
                <text:list>
                  <text:list-item>
                    <text:p><text:s/>Strong type and variant type</text:p>
                  </text:list-item>
                  <text:list-item>
                    <text:p><text:s/>Class base and object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>Strong type and Variant type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Java has a strong type safe and primitive type.</text:p>
                <text:list>
                  <text:list-item>
                    <text:p><text:s/>char,byte,short,long,float,double</text:p>
                  </text:list-item>
                  <text:list-item>
                    <text:p>They are derived by C++ and cut of “unsigned”. </text:p>
                  </text:list-item>
                  <text:list-item>
                    <text:p><text:s/>class “Object” is base class for all classes.</text:p>
                  </text:list-item>
                </text:list>
              </text:list-item>
              <text:list-item>
                <text:p text:style-name="P1">Javascript don't have any type.</text:p>
                <text:list>
                  <text:list-item>
                    <text:p>On execution, the type of variable is dynamically decided by cont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Why different?</text:p>
          </draw:text-box>
        </draw:frame>
        <draw:frame presentation:style-name="pr4" draw:text-style-name="P4" draw:layer="layout" svg:width="25.199cm" svg:height="13.892cm" svg:x="1.4cm" svg:y="4.914cm" presentation:class="outline" presentation:user-transformed="true">
          <draw:text-box>
            <text:list text:style-name="L3">
              <text:list-item>
                <text:p text:style-name="P1">In 1995, PC power is very slow.</text:p>
                <text:list>
                  <text:list-item>
                    <text:p>CPU 75MHz/Memory 8MB/Non-2D accelation</text:p>
                  </text:list-item>
                </text:list>
              </text:list-item>
              <text:list-item>
                <text:p>In java, they defined the virtual CPU machine instruction set(JVM). Java programs are compiled into this machine instruction. The strong type need the optimization of compiling.</text:p>
              </text:list-item>
              <text:list-item>
                <text:p>In javascript, the language is executed by interpreter. Interpreter is slower than compile. However it can be supposed to execute a light proces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de - Java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Java</text:p>
                <text:list>
                  <text:list-item>
                    <text:p>class demo {<text:line-break/>public static void main(String [] args){<text:line-break/>int num;<text:line-break/>char character;<text:line-break/>num = 1; character = 'A'; // OK<text:line-break/>num = 'A'; character = 12; //NG<text:line-break/>}<text:line-break/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de - javascript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4">Javascript</text:p>
                <text:list>
                  <text:list-item>
                    <text:p><text:s/>function demo() {<text:line-break/>var number;<text:line-break/>var character;<text:line-break/>number = 1; character = 'A'; // OK<text:line-break/>number = 'A'; character = 1; // also OK<text:line-break/>}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0-05-17T14:06:59</meta:creation-date>
    <dc:date>2010-07-20T11:19:22.40</dc:date>
    <meta:editing-cycles>6</meta:editing-cycles>
    <meta:editing-duration>PT01H13M27S</meta:editing-duration>
    <dc:creator>masa kawai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